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officeooo:rsid="00019340" officeooo:paragraph-rsid="00019340"/>
    </style:style>
    <style:style style:name="P2" style:family="paragraph" style:parent-style-name="Standard">
      <style:text-properties fo:color="#000000" loext:opacity="100%" officeooo:rsid="00019340" officeooo:paragraph-rsid="00019340"/>
    </style:style>
    <style:style style:name="P3" style:family="paragraph" style:parent-style-name="Standard">
      <style:text-properties fo:color="#2a6099" loext:opacity="100%" officeooo:rsid="00019340" officeooo:paragraph-rsid="00019340"/>
    </style:style>
    <style:style style:name="P4" style:family="paragraph" style:parent-style-name="Standard">
      <style:text-properties fo:color="#2a6099" loext:opacity="100%" fo:font-size="18pt" officeooo:rsid="00019340" officeooo:paragraph-rsid="00019340" style:font-size-asian="18pt" style:font-size-complex="18pt"/>
    </style:style>
    <style:style style:name="P5" style:family="paragraph" style:parent-style-name="Standard">
      <style:text-properties fo:color="#2a6099" loext:opacity="100%" fo:font-size="18pt" officeooo:rsid="00019340" officeooo:paragraph-rsid="0001ec98" style:font-size-asian="18pt" style:font-size-complex="18pt"/>
    </style:style>
    <style:style style:name="P6" style:family="paragraph" style:parent-style-name="Standard">
      <style:text-properties fo:color="#2a6099" loext:opacity="100%" fo:font-size="12pt" officeooo:rsid="00019340" officeooo:paragraph-rsid="0001ec98" style:font-size-asian="12pt" style:font-size-complex="12pt"/>
    </style:style>
    <style:style style:name="P7" style:family="paragraph" style:parent-style-name="Standard">
      <style:text-properties fo:color="#abb2bf" loext:opacity="100%" style:font-name="Consolas" fo:font-size="12pt" fo:font-weight="normal" officeooo:rsid="00019340" officeooo:paragraph-rsid="00019340" fo:background-color="#282c34" style:font-size-asian="12pt" style:font-size-complex="12pt"/>
    </style:style>
    <style:style style:name="P8" style:family="paragraph" style:parent-style-name="Standard">
      <style:text-properties fo:color="#abb2bf" loext:opacity="100%" style:font-name="Consolas" fo:font-size="12pt" fo:font-weight="normal" officeooo:rsid="00019340" officeooo:paragraph-rsid="0001ec98" fo:background-color="#282c34" style:font-size-asian="12pt" style:font-size-complex="12pt"/>
    </style:style>
    <style:style style:name="P9" style:family="paragraph" style:parent-style-name="Standard">
      <style:paragraph-properties style:line-height-at-least="0.335cm"/>
      <style:text-properties fo:color="#abb2bf" loext:opacity="100%" style:font-name="Consolas" fo:font-size="12pt" fo:font-weight="normal" fo:background-color="#282c34" style:font-size-asian="12pt" style:font-size-complex="12pt"/>
    </style:style>
    <style:style style:name="P10" style:family="paragraph" style:parent-style-name="Standard">
      <style:paragraph-properties fo:margin-top="0cm" fo:margin-bottom="0.499cm" style:contextual-spacing="false" style:line-height-at-least="0.335cm"/>
      <style:text-properties fo:color="#abb2bf" loext:opacity="100%" style:font-name="Consolas" fo:font-size="12pt" fo:font-weight="normal" fo:background-color="#282c34" style:font-size-asian="12pt" style:font-size-complex="12pt"/>
    </style:style>
    <style:style style:name="P11" style:family="paragraph" style:parent-style-name="Standard">
      <style:paragraph-properties style:line-height-at-least="0.335cm"/>
      <style:text-properties fo:color="#abb2bf" loext:opacity="100%" style:font-name="Consolas" fo:font-size="12pt" fo:font-weight="normal" officeooo:rsid="0001ec98" officeooo:paragraph-rsid="0001ec98" fo:background-color="#282c34" style:font-size-asian="12pt" style:font-size-complex="12pt"/>
    </style:style>
    <style:style style:name="P12" style:family="paragraph" style:parent-style-name="Standard">
      <style:paragraph-properties style:line-height-at-least="0.335cm"/>
      <style:text-properties fo:color="#abb2bf" loext:opacity="100%" fo:font-size="12pt" fo:background-color="#282c34" style:font-size-asian="12pt" style:font-size-complex="12pt"/>
    </style:style>
    <style:style style:name="P13" style:family="paragraph" style:parent-style-name="Standard">
      <style:paragraph-properties fo:margin-top="0cm" fo:margin-bottom="0.499cm" style:contextual-spacing="false" style:line-height-at-least="0.335cm"/>
      <style:text-properties fo:font-size="12pt" style:font-size-asian="12pt" style:font-size-complex="12pt"/>
    </style:style>
    <style:style style:name="P14" style:family="paragraph" style:parent-style-name="Standard">
      <style:paragraph-properties style:line-height-at-least="0.335cm"/>
      <style:text-properties fo:font-size="12pt" style:font-size-asian="12pt" style:font-size-complex="12pt"/>
    </style:style>
    <style:style style:name="T1" style:family="text">
      <style:text-properties fo:color="#c678dd" loext:opacity="100%"/>
    </style:style>
    <style:style style:name="T2" style:family="text">
      <style:text-properties fo:color="#c678dd" loext:opacity="100%" style:font-name="Consolas" fo:font-size="7pt" fo:font-weight="normal"/>
    </style:style>
    <style:style style:name="T3" style:family="text">
      <style:text-properties fo:color="#c678dd" loext:opacity="100%" style:font-name="Consolas" fo:font-weight="normal"/>
    </style:style>
    <style:style style:name="T4" style:family="text">
      <style:text-properties fo:color="#e06c75" loext:opacity="100%"/>
    </style:style>
    <style:style style:name="T5" style:family="text">
      <style:text-properties fo:color="#98c379" loext:opacity="100%"/>
    </style:style>
    <style:style style:name="T6" style:family="text">
      <style:text-properties fo:color="#98c379" loext:opacity="100%" style:font-name="Consolas" fo:font-size="7pt" fo:font-weight="normal"/>
    </style:style>
    <style:style style:name="T7" style:family="text">
      <style:text-properties fo:color="#98c379" loext:opacity="100%" style:font-name="Consolas" fo:font-weight="normal"/>
    </style:style>
    <style:style style:name="T8" style:family="text">
      <style:text-properties fo:color="#61afef" loext:opacity="100%"/>
    </style:style>
    <style:style style:name="T9" style:family="text">
      <style:text-properties fo:color="#61afef" loext:opacity="100%" style:font-name="Consolas" fo:font-size="7pt" fo:font-weight="normal"/>
    </style:style>
    <style:style style:name="T10" style:family="text">
      <style:text-properties fo:color="#61afef" loext:opacity="100%" style:font-name="Consolas" fo:font-weight="normal"/>
    </style:style>
    <style:style style:name="T11" style:family="text">
      <style:text-properties fo:color="#d19a66" loext:opacity="100%"/>
    </style:style>
    <style:style style:name="T12" style:family="text">
      <style:text-properties fo:color="#56b6c2" loext:opacity="100%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officeooo:rsid="0001ec98"/>
    </style:style>
    <style:style style:name="T15" style:family="text">
      <style:text-properties style:font-name="Consolas" fo:font-weight="normal"/>
    </style:style>
    <style:style style:name="T16" style:family="text">
      <style:text-properties style:font-name="Consolas" fo:font-size="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qui iniciamos las cosas y luego se exportan a otros archivos.</text:p>
      <text:p text:style-name="P4">Archivo app.js:</text:p>
      <text:p text:style-name="P4"/>
      <text:p text:style-name="P7"><text:span text:style-name="T1">import</text:span> <text:span text:style-name="T4">express</text:span> <text:span text:style-name="T1">from</text:span> <text:span text:style-name="T5">'express'</text:span></text:p>
      <text:p text:style-name="P9"><text:span text:style-name="T1">import</text:span> <text:span text:style-name="T4">morgan</text:span> <text:span text:style-name="T1">from</text:span> <text:span text:style-name="T5">'morgan'</text:span></text:p>
      <text:p text:style-name="P9"><text:span text:style-name="T1">import</text:span> <text:span text:style-name="T4">cookieParser</text:span> <text:span text:style-name="T1">from</text:span> <text:span text:style-name="T5">'cookie-parser'</text:span></text:p>
      <text:p text:style-name="P9"><text:span text:style-name="T1">import</text:span> <text:span text:style-name="T4">authRoutes</text:span> <text:span text:style-name="T1">from</text:span> <text:span text:style-name="T5">'./routes/auth.routes.js'</text:span></text:p>
      <text:p text:style-name="P9"><text:span text:style-name="T1">import</text:span> <text:span text:style-name="T4">taskRoutes</text:span> <text:span text:style-name="T1">from</text:span> <text:span text:style-name="T5">'./routes/task.routes.js'</text:span></text:p>
      <text:p text:style-name="P13"/>
      <text:p text:style-name="P9"><text:span text:style-name="T1">const</text:span> <text:span text:style-name="T11">App</text:span> <text:span text:style-name="T12">=</text:span> <text:span text:style-name="T8">express</text:span>();</text:p>
      <text:p text:style-name="P14"/>
      <text:p text:style-name="P9">App.<text:span text:style-name="T8">use</text:span>(<text:span text:style-name="T8">morgan</text:span>(<text:span text:style-name="T5">'dev'</text:span>));</text:p>
      <text:p text:style-name="P9">App.<text:span text:style-name="T8">use</text:span>(express.<text:span text:style-name="T8">json</text:span>());</text:p>
      <text:p text:style-name="P9">App.<text:span text:style-name="T8">use</text:span>(<text:span text:style-name="T8">cookieParser</text:span>());</text:p>
      <text:p text:style-name="P9">App.<text:span text:style-name="T8">use</text:span>(<text:span text:style-name="T5">"/api"</text:span>,authRoutes);</text:p>
      <text:p text:style-name="P9">App.<text:span text:style-name="T8">use</text:span>(<text:span text:style-name="T5">"/api"</text:span>,taskRoutes);</text:p>
      <text:p text:style-name="P10"><text:line-break/><text:line-break/></text:p>
      <text:p text:style-name="P9"><text:span text:style-name="T1">export</text:span> <text:span text:style-name="T4">default</text:span> <text:span text:style-name="T4">App</text:span>;</text:p>
      <text:p text:style-name="P1"/>
      <text:p text:style-name="P3"><text:span text:style-name="T13">config.js:</text:span></text:p>
      <text:p text:style-name="P3"/>
      <text:p text:style-name="P7"><text:span text:style-name="T1">export</text:span> <text:span text:style-name="T1">const</text:span> <text:span text:style-name="T11">TOKEN_SECRET</text:span> <text:span text:style-name="T12">=</text:span> <text:span text:style-name="T5">'some scret key'</text:span></text:p>
      <text:p text:style-name="P3"/>
      <text:p text:style-name="P2"/>
      <text:p text:style-name="P4">index.js:</text:p>
      <text:p text:style-name="P2"/>
      <text:p text:style-name="P7"><text:span text:style-name="T1">import</text:span> <text:span text:style-name="T4">App</text:span> <text:span text:style-name="T1">from</text:span> <text:span text:style-name="T5">"./App.js"</text:span>;</text:p>
      <text:p text:style-name="P9"><text:span text:style-name="T1">import</text:span> {<text:span text:style-name="T4">connectDB</text:span>} <text:span text:style-name="T1">from</text:span> <text:span text:style-name="T5">'./db.js'</text:span></text:p>
      <text:p text:style-name="P13"/>
      <text:p text:style-name="P9"><text:span text:style-name="T8">connectDB</text:span>();</text:p>
      <text:p text:style-name="P9">App.<text:span text:style-name="T8">listen</text:span>(<text:span text:style-name="T11">3000</text:span>);</text:p>
      <text:p text:style-name="P9">console.<text:span text:style-name="T8">log</text:span>(<text:span text:style-name="T5">'server on port'</text:span>,<text:span text:style-name="T11">3000</text:span>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text:span text:style-name="T14">db</text:span>.js:</text:p>
      <text:p text:style-name="P6"/>
      <text:p text:style-name="P8"><text:span text:style-name="T1">import</text:span> <text:span text:style-name="T4">mongoose</text:span> <text:span text:style-name="T1">from</text:span> <text:span text:style-name="T5">"mongoose"</text:span>;</text:p>
      <text:p text:style-name="P14"/>
      <text:p text:style-name="P9"><text:span text:style-name="T1">export</text:span> <text:span text:style-name="T1">const</text:span> <text:span text:style-name="T8">connectDB</text:span> <text:span text:style-name="T12">=</text:span> <text:span text:style-name="T1">async</text:span> () <text:span text:style-name="T1">=&gt;</text:span> {</text:p>
      <text:p text:style-name="P12">    <text:span text:style-name="T3">try</text:span><text:span text:style-name="T15"> {</text:span></text:p>
      <text:p text:style-name="P12">        <text:span text:style-name="T3">await</text:span><text:span text:style-name="T15"> mongoose.</text:span><text:span text:style-name="T10">connect</text:span><text:span text:style-name="T15">(</text:span><text:span text:style-name="T7">'mongodb://localhost/merndb'</text:span><text:span text:style-name="T15">)</text:span></text:p>
      <text:p text:style-name="P12">        <text:span text:style-name="T15">console.</text:span><text:span text:style-name="T10">log</text:span><text:span text:style-name="T15">(</text:span><text:span text:style-name="T7">'---DB IS CONECTED---'</text:span><text:span text:style-name="T15">)</text:span></text:p>
      <text:p text:style-name="P12">    <text:span text:style-name="T15">} </text:span><text:span text:style-name="T3">catch</text:span><text:span text:style-name="T15"> (error) {</text:span></text:p>
      <text:p text:style-name="P12">        <text:span text:style-name="T15">console.</text:span><text:span text:style-name="T10">log</text:span><text:span text:style-name="T15">(error);</text:span></text:p>
      <text:p text:style-name="P12">    <text:span text:style-name="T15">}</text:span></text:p>
      <text:p text:style-name="P14"/>
      <text:p text:style-name="P9">};</text:p>
      <text:p text:style-name="P6"/>
      <text:p text:style-name="P9"/>
      <text:p text:style-name="P11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08:01:34.161000000</meta:creation-date>
    <dc:date>2024-02-27T10:59:28.158000000</dc:date>
    <meta:editing-duration>PT2H57M53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2" meta:paragraph-count="33" meta:word-count="96" meta:character-count="866" meta:non-whitespace-character-count="766"/>
  </office:meta>
</office:document-meta>
</file>